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Noto Sans CJK SC1" svg:font-family="'Noto Sans CJK SC'" style:font-pitch="variable"/>
    <style:font-face style:name="Noto Serif CJK SC1" svg:font-family="'Noto Serif CJK SC'"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style:paragraph-properties fo:text-align="center" style:writing-mode="lr-tb"/>
      <style:text-properties fo:font-size="36pt" style:font-size-asian="36pt" style:font-size-complex="36pt"/>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text-properties fo:font-size="48pt" fo:font-weight="bold" style:font-size-asian="48pt" style:font-weight-asian="bold" style:font-size-complex="48pt" style:font-weight-complex="bold"/>
    </style:style>
    <style:style style:name="P7" style:family="paragraph">
      <style:paragraph-properties fo:text-align="center" style:writing-mode="lr-tb"/>
      <style:text-properties fo:font-size="48pt" fo:font-weight="bold" style:font-size-asian="48pt" style:font-weight-asian="bold" style:font-size-complex="48pt" style:font-weight-complex="bold"/>
    </style:style>
    <style:style style:name="P8" style:family="paragraph">
      <style:paragraph-properties fo:margin-top="0.5cm" fo:margin-bottom="0cm"/>
    </style:style>
    <style:style style:name="T1" style:family="text">
      <style:text-properties fo:font-size="36pt" style:font-size-asian="36pt" style:font-size-complex="36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8pt" fo:font-style="italic" style:text-underline-style="solid" style:text-underline-width="auto" style:text-underline-color="font-color" fo:font-weight="bold" style:font-size-asian="48pt" style:font-style-asian="italic" style:font-weight-asian="bold" style:font-size-complex="48pt" style:font-style-complex="italic" style:font-weight-complex="bold"/>
    </style:style>
    <style:style style:name="T4" style:family="text">
      <style:text-properties fo:font-size="44pt" fo:font-weight="bold" style:font-size-asian="44pt" style:font-weight-asian="bold" style:font-size-complex="44pt" style:font-weight-complex="bold"/>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1.829cm" svg:x="0.4cm" svg:y="0.711cm" presentation:class="title" presentation:user-transformed="true">
          <draw:text-box>
            <text:p>Escaping Big Tech - Googleplex</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First, some things to remember!!!</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2">Principle One: This is a moving target</text:span></text:p>
                <text:list>
                  <text:list-item>
                    <text:p>What we know today may well be different tomorrow. We can almost count on it.</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First, some things to remember!!!</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2">Principle Two: NO ONE knows everything about this</text:span></text:p>
                <text:list>
                  <text:list-item>
                    <text:p>We must all rely on one another, and check each other. Regularly.</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First, some things to remember!!!</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2">Principle Three: </text:span><text:span text:style-name="T3">No one</text:span><text:span text:style-name="T2"> is doing this perfectly</text:span></text:p>
                <text:list>
                  <text:list-item>
                    <text:p>It would require too much of a normal, otherwise productive person’s time.</text:p>
                  </text:list-item>
                  <text:list-item>
                    <text:p>Therefore, don’t get frustrated in the process! Work on continually improving &amp; managing your frustratio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First, some things to remember!!!</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2">Principle Four: Sometimes we will have to consider paying for services that we’ve previously received for “free”</text:span></text:p>
                <text:list>
                  <text:list-item>
                    <text:p>We have gotten used to using products without having to pay money. This has proven to be costly—for our privacy and our ability to communicate freely.</text:p>
                  </text:list-item>
                  <text:list-item>
                    <text:p>When something is free, you are the product (few exceptions).</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First, some things to remember!!!</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4">Principle Five: We may need to learn more about the technical side of communicating online</text:span></text:p>
                <text:list>
                  <text:list-item>
                    <text:p>Big Tech has designed their services to keep us from having to know more.</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First, some things to remember!!!</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2">Principle Six: We may need to work more to make this happen</text:span></text:p>
                <text:list>
                  <text:list-item>
                    <text:p>Some things that Big Tech have made easy for us we may need to do more hands on to accomplish.</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3" draw:text-style-name="P7" draw:layer="layout" svg:width="26.5cm" svg:height="3.785cm" svg:x="0.4cm" svg:y="0.808cm" presentation:class="title" presentation:user-transformed="true">
          <draw:text-box>
            <text:p text:style-name="P6"><text:span text:style-name="T2">Why do we need to escape the Google family?</text:span></text:p>
          </draw:text-box>
        </draw:frame>
        <draw:frame presentation:style-name="pr4" draw:text-style-name="P1" draw:layer="layout" svg:width="25.199cm" svg:height="9.134cm" svg:x="1.4cm" svg:y="4.685cm" presentation:class="outline" presentation:user-transformed="true">
          <draw:text-box>
            <text:list text:style-name="L2">
              <text:list-item>
                <text:p>Most major companies are already conducting some form of censoring of unfavorable views.</text:p>
              </text:list-item>
              <text:list-item>
                <text:p>Google gobbles up data from your devices in the same way Facebook does</text:p>
              </text:list-item>
              <text:list-item>
                <text:p>Ever noticed the “drafts” that Gmail so helpfully saves? They are analyzing that to feed their AI in development. Ever heard of “Minority Report”?</text:p>
              </text:list-item>
            </text:list>
          </draw:text-box>
        </draw:frame>
        <presentation:notes draw:style-name="dp2">
          <draw:page-thumbnail draw:style-name="gr1" draw:layer="layout" svg:width="19.798cm" svg:height="11.136cm" svg:x="0.6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Why do we need to escape the Google family?</text:span></text:p>
          </draw:text-box>
        </draw:frame>
        <draw:frame presentation:style-name="pr4" draw:text-style-name="P1" draw:layer="layout" svg:width="25.199cm" svg:height="9.134cm" svg:x="1.4cm" svg:y="3.685cm" presentation:class="outline" presentation:user-transformed="true">
          <draw:text-box>
            <text:list text:style-name="L2">
              <text:list-item>
                <text:p>Have you read the permissions list on apps for Android phones (iOS too)?</text:p>
                <text:list>
                  <text:list-item>
                    <text:p>Why does an app for a BBQ thermometer need permission to use location? Microphone? </text:p>
                  </text:list-item>
                </text:list>
              </text:list-item>
              <text:list-item>
                <text:p>Ever read the permissions where it says “with or without your knowledge”? Amazon app!!!</text:p>
              </text:list-item>
            </text:list>
          </draw:text-box>
        </draw:frame>
        <presentation:notes draw:style-name="dp2">
          <draw:page-thumbnail draw:style-name="gr1" draw:layer="layout" svg:width="19.798cm" svg:height="11.136cm" svg:x="0.6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3" draw:text-style-name="P4" draw:layer="layout" svg:width="26.5cm" svg:height="1.893cm" svg:x="0.4cm" svg:y="0.154cm" presentation:class="title" presentation:user-transformed="true">
          <draw:text-box>
            <text:p text:style-name="P3"><text:span text:style-name="T1">Alternative to Gmail - </text:span><text:span text:style-name="T2">ProtonMail</text:span></text:p>
          </draw:text-box>
        </draw:frame>
        <draw:frame presentation:style-name="pr4" draw:text-style-name="P1" draw:layer="layout" svg:width="25.199cm" svg:height="9.134cm" svg:x="1.4cm" svg:y="3.685cm" presentation:class="outline" presentation:user-transformed="true">
          <draw:text-box>
            <text:list text:style-name="L2">
              <text:list-header>
                <text:p/>
              </text:list-header>
              <text:list-item>
                <text:p>Free, limited service that provides end to end encryption of emails between Protonmail accounts</text:p>
              </text:list-item>
              <text:list-item>
                <text:p>Encrypted and self-destruct messages from ProtonMail to other email services.</text:p>
              </text:list-item>
            </text:list>
          </draw:text-box>
        </draw:frame>
        <presentation:notes draw:style-name="dp2">
          <draw:page-thumbnail draw:style-name="gr1" draw:layer="layout" svg:width="19.798cm" svg:height="11.136cm" svg:x="0.6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Alternative to Gmail - Protonmail</text:span></text:p>
          </draw:text-box>
        </draw:frame>
        <draw:frame presentation:style-name="pr4" draw:text-style-name="P1" draw:layer="layout" svg:width="25.199cm" svg:height="9.134cm" svg:x="1.4cm" svg:y="3.685cm" presentation:class="outline" presentation:user-transformed="true">
          <draw:text-box>
            <text:list text:style-name="L2">
              <text:list-item>
                <text:p>Free version limits the number of messages and number of recipients per messsage sent per day and the storage is limited.</text:p>
              </text:list-item>
              <text:list-item>
                <text:p>Can be paid to upgrade for about $4-5 USD per month for unlimited. Multiple packages are available.</text:p>
              </text:list-item>
              <text:list-item>
                <text:p>All servers are located in Switzerland and not within US jurisdiction </text:p>
              </text:list-item>
            </text:list>
          </draw:text-box>
        </draw:frame>
        <presentation:notes draw:style-name="dp2">
          <draw:page-thumbnail draw:style-name="gr1" draw:layer="layout" svg:width="19.798cm" svg:height="11.136cm" svg:x="0.6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Alternative to Gmail - Protonmail</text:span></text:p>
          </draw:text-box>
        </draw:frame>
        <draw:frame presentation:style-name="pr4" draw:text-style-name="P1" draw:layer="layout" svg:width="25.199cm" svg:height="9.134cm" svg:x="1.4cm" svg:y="3.685cm" presentation:class="outline" presentation:user-transformed="true">
          <draw:text-box>
            <text:list text:style-name="L2">
              <text:list-item>
                <text:p>Paid option also offers you a VPN. You can pay to just add the VPN</text:p>
              </text:list-item>
              <text:list-item>
                <text:p>Even Protonmail warns you that if you forget the password to de-crypt your inbox, they can’t help you and it will be lost.</text:p>
              </text:list-item>
              <text:list-item>
                <text:p>DO NOT use Outlook to access Protonmail. </text:p>
              </text:list-item>
            </text:list>
          </draw:text-box>
        </draw:frame>
        <presentation:notes draw:style-name="dp2">
          <draw:page-thumbnail draw:style-name="gr1" draw:layer="layout" svg:width="19.798cm" svg:height="11.136cm" svg:x="0.6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3" draw:text-style-name="P4" draw:layer="layout" svg:width="26.5cm" svg:height="1.893cm" svg:x="0.4cm" svg:y="0.154cm" presentation:class="title" presentation:user-transformed="true">
          <draw:text-box>
            <text:p text:style-name="P3"><text:span text:style-name="T1">Alternative to Google Search - </text:span><text:span text:style-name="T2">Qwant</text:span></text:p>
          </draw:text-box>
        </draw:frame>
        <draw:frame presentation:style-name="pr4" draw:text-style-name="P1" draw:layer="layout" svg:width="25.199cm" svg:height="9.134cm" svg:x="1.4cm" svg:y="3.685cm" presentation:class="outline" presentation:user-transformed="true">
          <draw:text-box>
            <text:list text:style-name="L2">
              <text:list-item>
                <text:p>Qwant uses the same search methods and algorithms as Google without the evil spying, manipulation and data collection.</text:p>
              </text:list-item>
              <text:list-item>
                <text:p>Why have we changed from DuckDuckGo?</text:p>
              </text:list-item>
            </text:list>
          </draw:text-box>
        </draw:frame>
        <presentation:notes draw:style-name="dp2">
          <draw:page-thumbnail draw:style-name="gr1" draw:layer="layout" svg:width="19.798cm" svg:height="11.136cm" svg:x="0.6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Alternative to Google Map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5">Buy a dedicated GPS!!!!</text:span> See Principle Six</text:p>
              </text:list-item>
              <text:list-item>
                <text:p>Using ANY app for navigation will require you to turn on your location services which give EVERY app on your phone access to your location because of those permissions you granted them.</text:p>
              </text:list-item>
            </text:list>
          </draw:text-box>
        </draw:frame>
        <presentation:notes draw:style-name="dp2">
          <draw:page-thumbnail draw:style-name="gr1" draw:layer="layout" svg:width="19.798cm" svg:height="11.136cm" svg:x="0.6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3" draw:master-page-name="One_20_Column" presentation:presentation-page-layout-name="AL2T1">
        <office:forms form:automatic-focus="false" form:apply-design-mode="false"/>
        <draw:frame presentation:style-name="pr3" draw:text-style-name="P4" draw:layer="layout" svg:width="26.5cm" svg:height="6.159cm" svg:x="0.4cm" svg:y="-1.979cm" presentation:class="title" presentation:user-transformed="true">
          <draw:text-box>
            <text:p text:style-name="P3"><text:span text:style-name="T1"><text:line-break/></text:span><text:span text:style-name="T1"><text:line-break/></text:span><text:span text:style-name="T1">Alternative to Google Chrome – </text:span><text:span text:style-name="T1"><text:line-break/></text:span><text:span text:style-name="T2">Brave Browser</text:span></text:p>
          </draw:text-box>
        </draw:frame>
        <draw:frame presentation:style-name="pr4" draw:text-style-name="P1" draw:layer="layout" svg:width="25.199cm" svg:height="9.134cm" svg:x="1.4cm" svg:y="3.685cm" presentation:class="outline" presentation:user-transformed="true">
          <draw:text-box>
            <text:list text:style-name="L2">
              <text:list-header>
                <text:p/>
              </text:list-header>
              <text:list-item>
                <text:p>Brave Browser is based on the open source version of Chrome known as Chromium. They don’t collect the data yet still functions just as well as Chrome.</text:p>
              </text:list-item>
              <text:list-item>
                <text:p text:style-name="P8">Qwant is easily added to Brave as a search bar.</text:p>
              </text:list-item>
            </text:list>
          </draw:text-box>
        </draw:frame>
        <presentation:notes draw:style-name="dp2">
          <draw:page-thumbnail draw:style-name="gr1" draw:layer="layout" svg:width="19.798cm" svg:height="11.136cm" svg:x="0.6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page16"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Alternative to Google Chrome – Pale Moon</text:span></text:p>
          </draw:text-box>
        </draw:frame>
        <draw:frame presentation:style-name="pr4" draw:text-style-name="P1" draw:layer="layout" svg:width="25.199cm" svg:height="9.134cm" svg:x="1.4cm" svg:y="3.685cm" presentation:class="outline" presentation:user-transformed="true">
          <draw:text-box>
            <text:list text:style-name="L2">
              <text:list-item>
                <text:p>Pale Moon was designed by some guys who split off from Mozilla Firefox and basically cloned it without the data collection and spying.</text:p>
              </text:list-item>
              <text:list-item>
                <text:p>Qwant is easily added to Pale Moon as a search bar.</text:p>
              </text:list-item>
            </text:list>
          </draw:text-box>
        </draw:frame>
        <presentation:notes draw:style-name="dp2">
          <draw:page-thumbnail draw:style-name="gr1" draw:layer="layout" svg:width="19.798cm" svg:height="11.136cm" svg:x="0.6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Alternative to Google Docs – Skiff</text:span></text:p>
          </draw:text-box>
        </draw:frame>
        <draw:frame presentation:style-name="pr4" draw:text-style-name="P1" draw:layer="layout" svg:width="25.199cm" svg:height="9.134cm" svg:x="1.4cm" svg:y="3.685cm" presentation:class="outline" presentation:user-transformed="true">
          <draw:text-box>
            <text:list text:style-name="L2">
              <text:list-item>
                <text:p>Allows for creation and sharing of documents in *.docx and *.pdf format only.</text:p>
              </text:list-item>
              <text:list-item>
                <text:p>For now… This is in a Beta design stage.</text:p>
              </text:list-item>
              <text:list-item>
                <text:p>You can share these files with anybody else who has a Skiff account.</text:p>
              </text:list-item>
            </text:list>
          </draw:text-box>
        </draw:frame>
        <presentation:notes draw:style-name="dp2">
          <draw:page-thumbnail draw:style-name="gr1" draw:layer="layout" svg:width="19.798cm" svg:height="11.136cm" svg:x="0.6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Alternative to Google Drive – tresorit</text:span></text:p>
          </draw:text-box>
        </draw:frame>
        <draw:frame presentation:style-name="pr4" draw:text-style-name="P1" draw:layer="layout" svg:width="25.199cm" svg:height="9.134cm" svg:x="1.4cm" svg:y="3.685cm" presentation:class="outline" presentation:user-transformed="true">
          <draw:text-box>
            <text:list text:style-name="L2">
              <text:list-item>
                <text:p>This service costs money.</text:p>
              </text:list-item>
              <text:list-item>
                <text:p>Lowest level plan costs about $12 USD per month for 500 GB of encrypted storage.</text:p>
              </text:list-item>
              <text:list-item>
                <text:p>Based in Switzerland and Hungary.</text:p>
              </text:list-item>
            </text:list>
          </draw:text-box>
        </draw:frame>
        <presentation:notes draw:style-name="dp2">
          <draw:page-thumbnail draw:style-name="gr1" draw:layer="layout" svg:width="19.798cm" svg:height="11.136cm" svg:x="0.6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 text:style-name="P3"><text:span text:style-name="T1">A site to check out</text:span></text:p>
          </draw:text-box>
        </draw:frame>
        <draw:frame presentation:style-name="pr4" draw:text-style-name="P1" draw:layer="layout" svg:width="25.199cm" svg:height="9.134cm" svg:x="1.4cm" svg:y="3.685cm" presentation:class="outline" presentation:user-transformed="true">
          <draw:text-box>
            <text:list text:style-name="L2">
              <text:list-item>
                <text:p>Turns out, we are not the only ones who want to do this sort of thing…</text:p>
              </text:list-item>
              <text:list-item>
                <text:p>Cancelthiscompany.com</text:p>
              </text:list-item>
              <text:list-item>
                <text:p>Bcsteaparty.com/escaping-big-tech</text:p>
                <text:list>
                  <text:list-item>
                    <text:p>This site will be updated regularly with our findings and if things change for a company.</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Noto Sans CJK SC1" svg:font-family="'Noto Sans CJK SC'" style:font-pitch="variable"/>
    <style:font-face style:name="Noto Serif CJK SC1" svg:font-family="'Noto Serif CJK SC'"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Gradient_20_10" draw:display-name="Gradient 10" draw:style="linear" draw:start-color="#cccccc" draw:end-color="#333333" draw:start-intensity="100%" draw:end-intensity="100%" draw:angle="900" draw:border="0%"/>
    <draw:gradient draw:name="Gradient_20_12" draw:display-name="Gradient 12" draw:style="linear" draw:start-color="#333333" draw:end-color="#cccccc" draw:start-intensity="100%" draw:end-intensity="100%" draw:angle="900" draw:border="0%"/>
    <draw:gradient draw:name="Gradient_20_13" draw:display-name="Gradient 13" draw:style="linear" draw:start-color="#cccccc" draw:end-color="#333333" draw:start-intensity="100%" draw:end-intensity="100%" draw:angle="900" draw:border="0%"/>
    <draw:gradient draw:name="Gradient_20_16" draw:display-name="Gradient 16" draw:style="axial" draw:start-color="#cccccc" draw:end-color="#111111"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Normal" style:family="graphic">
      <style:paragraph-properties style:text-autospace="none" style:writing-mode="lr-tb"/>
      <style:text-properties style:use-window-font-color="true" fo:font-size="12pt" fo:language="en" fo:country="US" style:letter-kerning="true" style:font-name-asian="Noto Serif CJK SC1"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oto Serif CJK SC1" style:font-family-asian="'Noto Serif CJK SC'" style:font-pitch-asian="variable" style:font-name-complex="Liberation Serif" style:font-family-complex="'Liberation Serif', 'Times New Roman'" style:font-family-generic-complex="roman" style:font-pitch-complex="variable" style:font-size-complex="24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oto Serif CJK SC1" style:font-family-asian="'Noto Serif CJK SC'" style:font-pitch-asian="variable" style:font-name-complex="Liberation Serif" style:font-family-complex="'Liberation Serif', 'Times New Roman'" style:font-family-generic-complex="roman" style:font-pitch-complex="variable" style:font-size-complex="18pt"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Strong_20_Emphasis" style:display-name="Strong Emphasis" style:family="graphic">
      <style:paragraph-properties style:text-autospace="none"/>
      <style:text-properties fo:font-weight="bold" style:font-weight-complex="bold"/>
    </style:style>
    <style:style style:name="Emphasis" style:family="graphic">
      <style:paragraph-properties style:text-autospace="none"/>
      <style:text-properties fo:font-style="italic" style:font-style-complex="italic"/>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Quotations" style:family="graphic">
      <style:paragraph-properties fo:margin-left="1.764cm" fo:margin-right="1.764cm" fo:margin-top="0cm" fo:margin-bottom="0.88cm" fo:text-indent="0cm"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0T21:18:02.309000000</meta:creation-date>
    <meta:editing-duration>PT46M59S</meta:editing-duration>
    <meta:editing-cycles>8</meta:editing-cycles>
    <meta:generator>LibreOffice/6.4.6.2$Linux_X86_64 LibreOffice_project/40$Build-2</meta:generator>
    <dc:title>Portfolio</dc:title>
    <dc:date>2021-05-20T16:56:11.508506535</dc:date>
    <meta:document-statistic meta:object-count="132"/>
  </office:meta>
</office:document-meta>
</file>